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SecurityHandler.set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setKeystore( String key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getReceiv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setCrypto( Crypto cryp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getCurr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processSignature( WSPassword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init( 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SSecurityHandler.loadEncryptionCrypto( RequestData req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setSend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atureProcessor.handleToken( Element elem , Crypto crypto , Crypto decCrypto , CallbackHandler cb , WSDocInfo wsDocInfo , Vector returnResults , WSSConfig ws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rviceMixWssConfig.getProcessor( QName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SecurityHandler.getAuthentic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onFault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SecurityHandler.require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getProperty( Object msgContext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SecurityHandler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setActor( String 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loadSignatureCrypto( RequestData req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getKey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getOption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onReceive( Context contex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SignatureProcesso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setOption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get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setProperty( Object msgContext ,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setReceiveAction( String receive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setPassword( Object msgContext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getCryp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loadDecryptionCrypto( RequestData req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processUsernameTokenUnkown( WSPasswordCallback ca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SecurityHandler.onAnswer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SecurityHandler.WSSecurity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checkUser( String user , Object credenti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SSecurityHandler.onSend( Contex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WSSecurityHandler.onReply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SecurityHandler.getPassword( Object msg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getSend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Handler.setAuthenticationService( AuthenticationService authenticat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